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font-size="12pt" fo:font-style="normal" style:font-size-asian="12pt" style:font-style-asian="normal" style:font-size-complex="12pt" style:font-style-complex="normal"/>
    </style:style>
    <style:style style:name="P3" style:family="paragraph" style:parent-style-name="Standard">
      <style:text-properties fo:color="#000000" style:font-name="Times New Roman"/>
    </style:style>
    <style:style style:name="P4"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9" style:family="paragraph" style:parent-style-name="Text_20_body">
      <style:paragraph-properties fo:margin-left="0in" fo:margin-right="0in" fo:margin-top="0in" fo:margin-bottom="0in" fo:text-indent="0in" style:auto-text-indent="false"/>
      <style:text-properties fo:color="#000000" fo:font-weight="normal" style:font-weight-asian="normal" style:font-weight-complex="normal"/>
    </style:style>
    <style:style style:name="P10" style:family="paragraph" style:parent-style-name="Text_20_body">
      <style:paragraph-properties fo:margin-left="0in" fo:margin-right="0in" fo:margin-top="0in" fo:margin-bottom="0in" fo:text-align="justify" style:justify-single-word="false" fo:text-indent="0in" style:auto-text-indent="false"/>
    </style:style>
    <style:style style:name="P11" style:family="paragraph" style:parent-style-name="Text_20_body">
      <style:paragraph-properties fo:margin-left="0in" fo:margin-right="0in" fo:margin-top="0in" fo:margin-bottom="0in" fo:text-indent="0in" style:auto-text-indent="false"/>
      <style:text-properties style:font-name="Times New Roman"/>
    </style:style>
    <style:style style:name="P12"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3" style:family="paragraph" style:parent-style-name="Body_20_Text_20_First_20_Indent">
      <style:paragraph-properties fo:margin-left="0in" fo:margin-right="0in" fo:text-align="start" style:justify-single-word="false" fo:text-indent="0in"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14" style:family="paragraph" style:parent-style-name="Body_20_Text_20_First_20_Indent">
      <style:paragraph-properties fo:margin-left="0in" fo:margin-right="0in" fo:text-align="center" style:justify-single-word="false"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color="#000000"/>
    </style:style>
    <style:style style:name="P17" style:family="paragraph" style:parent-style-name="Text_20_body">
      <style:paragraph-properties fo:margin-left="0in" fo:margin-right="0in" fo:text-indent="0in" style:auto-text-indent="false"/>
      <style:text-properties fo:color="#000000" style:font-name="Times New Roman"/>
    </style:style>
    <style:style style:name="P18"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19" style:family="paragraph" style:parent-style-name="Text_20_body">
      <style:paragraph-properties fo:margin-left="0in" fo:margin-right="0in" fo:text-indent="0in" style:auto-text-indent="false"/>
      <style:text-properties fo:color="#000000" fo:font-style="normal" style:font-style-asian="normal" style:font-style-complex="normal"/>
    </style:style>
    <style:style style:name="P20"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style:font-name="Times New Roman"/>
    </style:style>
    <style:style style:name="P24"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25"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6" style:family="paragraph" style:parent-style-name="Text_20_body">
      <style:paragraph-properties fo:margin-left="0in" fo:margin-right="0in" fo:margin-top="0in" fo:margin-bottom="0.0598in" fo:text-indent="0in" style:auto-text-indent="false"/>
    </style:style>
    <style:style style:name="P27"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28"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29" style:family="paragraph" style:parent-style-name="Text_20_body">
      <style:paragraph-properties fo:margin-left="0.5in" fo:margin-right="0in" fo:text-indent="0in" style:auto-text-indent="false"/>
    </style:style>
    <style:style style:name="P30"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31" style:family="paragraph" style:parent-style-name="Standard">
      <style:paragraph-properties fo:margin-left="0.5in" fo:margin-right="0in" fo:text-indent="0in" style:auto-text-indent="false"/>
    </style:style>
    <style:style style:name="P32" style:family="paragraph" style:parent-style-name="Date">
      <style:paragraph-properties fo:margin-left="2.5in" fo:margin-right="0in" fo:text-indent="0in" style:auto-text-indent="false"/>
    </style:style>
    <style:style style:name="P33" style:family="paragraph" style:parent-style-name="Text_20_body">
      <style:paragraph-properties fo:margin-left="-1in" fo:margin-right="0in" fo:text-indent="0in" style:auto-text-indent="false"/>
      <style:text-properties fo:color="#000000" style:font-name="Times New Roman"/>
    </style:style>
    <style:style style:name="P34" style:family="paragraph" style:parent-style-name="Text_20_body">
      <style:text-properties fo:color="#000000"/>
    </style:style>
    <style:style style:name="P35" style:family="paragraph" style:parent-style-name="Text_20_body">
      <style:text-properties fo:color="#000000" fo:font-style="normal" style:font-style-asian="normal" style:font-style-complex="normal"/>
    </style:style>
    <style:style style:name="P36" style:family="paragraph" style:parent-style-name="Text_20_body">
      <style:text-properties fo:font-size="12pt" style:font-size-asian="12pt" style:font-size-complex="12pt"/>
    </style:style>
    <style:style style:name="P37" style:family="paragraph" style:parent-style-name="Heading_20_1">
      <style:text-properties fo:color="#000000" style:font-name="Times New Roman"/>
    </style:style>
    <style:style style:name="P38" style:family="paragraph" style:parent-style-name="Heading_20_2">
      <style:text-properties fo:color="#000000" style:font-name="Times New Roman"/>
    </style:style>
    <style:style style:name="P39" style:family="paragraph" style:parent-style-name="Heading_20_2">
      <style:text-properties style:font-name="Times New Roman"/>
    </style:style>
    <style:style style:name="P40" style:family="paragraph" style:parent-style-name="Heading_20_3">
      <style:text-properties style:font-name="Times New Roman" fo:font-size="12pt" style:font-size-asian="12pt" style:font-size-complex="12pt"/>
    </style:style>
    <style:style style:name="P41" style:family="paragraph" style:parent-style-name="Heading_20_3">
      <style:text-properties fo:color="#000000" style:font-name="Times New Roman" fo:font-size="12pt" style:font-size-asian="12pt" style:font-size-complex="12pt"/>
    </style:style>
    <style:style style:name="P42" style:family="paragraph" style:parent-style-name="Standard">
      <style:text-properties fo:font-style="italic" fo:font-weight="normal" style:font-style-asian="italic" style:font-weight-asian="normal" style:font-style-complex="italic" style:font-weight-complex="normal"/>
    </style:style>
    <style:style style:name="P43" style:family="paragraph" style:parent-style-name="Standard" style:list-style-name="L4">
      <style:paragraph-properties fo:margin-left="0in" fo:margin-right="0in" fo:text-indent="0in" style:auto-text-indent="false"/>
    </style:style>
    <style:style style:name="P44" style:family="paragraph" style:parent-style-name="Standard" style:list-style-name="L4">
      <style:paragraph-properties fo:margin-left="0in" fo:margin-right="0in" fo:text-indent="0in" style:auto-text-indent="false"/>
    </style:style>
    <style:style style:name="P45" style:family="paragraph" style:parent-style-name="Standard" style:list-style-name="L5">
      <style:paragraph-properties fo:margin-left="0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46" style:family="paragraph" style:parent-style-name="Standard" style:list-style-name="L5">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47" style:family="paragraph" style:parent-style-name="Standard">
      <style:paragraph-properties fo:margin-left="0.5in" fo:margin-right="0in" fo:margin-top="0.1945in" fo:margin-bottom="0.1945in" fo:text-indent="0in" style:auto-text-indent="false"/>
      <style:text-properties fo:color="#000000" style:font-name="Times New Roman" fo:font-size="12pt" fo:font-style="italic" fo:font-weight="bold" style:font-size-asian="12pt" style:font-style-asian="italic" style:font-weight-asian="bold" style:font-size-complex="12pt" style:font-weight-complex="bold"/>
    </style:style>
    <style:style style:name="P48" style:family="paragraph" style:parent-style-name="Standard">
      <style:paragraph-properties fo:margin-left="0.5in" fo:margin-right="0in" fo:margin-top="0.1945in" fo:margin-bottom="0.1945in" fo:text-indent="0in" style:auto-text-indent="false"/>
      <style:text-properties fo:font-style="italic" fo:font-weight="bold" style:font-style-asian="italic" style:font-weight-asian="bold" style:font-style-complex="italic" style:font-weight-complex="bold"/>
    </style:style>
    <style:style style:name="P49" style:family="paragraph" style:parent-style-name="Text_20_body">
      <style:text-properties fo:color="#000000" fo:font-style="normal" style:font-style-asian="normal" style:font-style-complex="normal"/>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list-style-name="L1">
      <style:paragraph-properties fo:margin-left="0in" fo:margin-right="0in" fo:text-indent="0in" style:auto-text-indent="false"/>
      <style:text-properties fo:color="#000000" style:font-name="Times New Roman"/>
    </style:style>
    <style:style style:name="P52" style:family="paragraph" style:parent-style-name="Text_20_body">
      <style:paragraph-properties fo:margin-left="0in" fo:margin-right="0in"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list-style-name="L2">
      <style:paragraph-properties fo:margin-left="0in" fo:margin-right="0in" fo:margin-top="0in" fo:margin-bottom="0in" fo:text-indent="0in" style:auto-text-indent="false"/>
      <style:text-properties fo:color="#000000" fo:font-weight="normal" style:font-weight-asian="normal" style:font-weight-complex="normal"/>
    </style:style>
    <style:style style:name="P54" style:family="paragraph" style:parent-style-name="Text_20_body" style:list-style-name="L2">
      <style:paragraph-properties fo:margin-left="0in" fo:margin-right="0in" fo:margin-top="0in" fo:margin-bottom="0in" fo:text-indent="0in" style:auto-text-indent="false"/>
      <style:text-properties fo:color="#000000" fo:font-weight="normal" style:font-weight-asian="normal" style:font-weight-complex="normal"/>
    </style:style>
    <style:style style:name="P55" style:family="paragraph" style:parent-style-name="Text_20_body" style:list-style-name="WW8Num18">
      <style:paragraph-properties fo:margin-left="-1in" fo:margin-right="0in" fo:text-indent="0in" style:auto-text-indent="false"/>
      <style:text-properties fo:color="#000000" style:font-name="Times New Roman"/>
    </style:style>
    <style:style style:name="P56" style:family="paragraph" style:parent-style-name="Text_20_body" style:list-style-name="WW8Num18">
      <style:paragraph-properties fo:margin-left="-1in" fo:margin-right="0in" fo:text-indent="0in" style:auto-text-indent="false"/>
      <style:text-properties fo:color="#000000" style:font-name="Times New Roman"/>
    </style:style>
    <style:style style:name="P57" style:family="paragraph" style:parent-style-name="Text_20_body">
      <style:paragraph-properties fo:margin-left="0.5in" fo:margin-right="0in" fo:text-indent="0in" style:auto-text-indent="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Text_20_body">
      <style:paragraph-properties fo:margin-left="0.2917in" fo:margin-right="0in" fo:margin-top="0in" fo:margin-bottom="0in" fo:text-indent="0in" style:auto-text-indent="false"/>
      <style:text-properties fo:color="#000000"/>
    </style:style>
    <style:style style:name="P59" style:family="paragraph" style:parent-style-name="Text_20_body">
      <style:paragraph-properties fo:margin-left="0.2917in" fo:margin-right="0in" fo:text-indent="0in" style:auto-text-indent="false"/>
      <style:text-properties fo:color="#000000" fo:font-style="normal" style:font-style-asian="normal" style:font-style-complex="normal"/>
    </style:style>
    <style:style style:name="P6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2" style:family="paragraph" style:parent-style-name="Contents_20_2">
      <style:paragraph-properties>
        <style:tab-stops>
          <style:tab-stop style:position="5.5252in" style:type="right" style:leader-style="dotted" style:leader-text="."/>
        </style:tab-stops>
      </style:paragraph-properties>
    </style:style>
    <style:style style:name="P63"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Courier" style:font-weight-asian="bold" style:font-name-complex="Courier"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style="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color="#000000"/>
    </style:style>
    <style:style style:name="T19" style:family="text">
      <style:text-properties fo:color="#000000" fo:font-weight="bold" style:font-name-asian="Courier" style:font-weight-asian="bold" style:font-name-complex="Courier" style:font-weight-complex="bold"/>
    </style:style>
    <style:style style:name="T20" style:family="text">
      <style:text-properties fo:color="#000000" fo:font-style="italic" style:font-style-asian="italic" style:font-style-complex="italic"/>
    </style:style>
    <style:style style:name="T21" style:family="text">
      <style:text-properties fo:color="#000000" fo:font-style="italic" fo:font-weight="bold" style:font-style-asian="italic" style:font-weight-asian="bold" style:font-style-complex="italic" style:font-weight-complex="bold"/>
    </style:style>
    <style:style style:name="T22" style:family="text">
      <style:text-properties fo:color="#000000" fo:font-weight="normal" style:font-name-asian="Courier" style:font-weight-asian="normal" style:font-name-complex="Courier" style:font-weight-complex="normal"/>
    </style:style>
    <style:style style:name="T23" style:family="text">
      <style:text-properties fo:color="#000000" fo:font-style="normal" style:font-style-asian="normal" style:font-style-complex="normal"/>
    </style:style>
    <style:style style:name="T24" style:family="text">
      <style:text-properties fo:color="#000000" style:font-name="Times New Roman"/>
    </style:style>
    <style:style style:name="T25" style:family="text">
      <style:text-properties fo:color="#000000" style:font-name="Times New Roman" fo:font-weight="bold" style:font-weight-asian="bold" style:font-weight-complex="bold"/>
    </style:style>
    <style:style style:name="T26" style:family="text">
      <style:text-properties fo:color="#000000" style:font-name="Times New Roman" fo:font-size="12pt" fo:font-weight="normal" style:font-size-asian="12pt" style:font-weight-asian="normal" style:font-size-complex="12pt" style:font-weight-complex="normal"/>
    </style:style>
    <style:style style:name="T27" style:family="text">
      <style:text-properties fo:color="#000000" style:font-name="Times New Roman" fo:font-size="12pt" fo:font-weight="bold" style:font-size-asian="12pt" style:font-weight-asian="bold" style:font-size-complex="12pt" style:font-weight-complex="bold"/>
    </style:style>
    <style:style style:name="T28"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style:font-name="Times New Roman" fo:font-weight="normal" style:font-weight-asian="normal" style:font-weight-complex="normal"/>
    </style:style>
    <style:style style:name="T31" style:family="text">
      <style:text-properties fo:font-weight="normal"/>
    </style:style>
    <style:style style:name="T32" style:family="text">
      <style:text-properties fo:font-weight="normal" style:font-weight-asian="normal" style:font-weight-complex="normal"/>
    </style:style>
    <style:style style:name="T33" style:family="text">
      <style:text-properties style:text-underline-style="none" fo:font-weight="normal" style:font-weight-asian="normal" style:font-weight-complex="normal"/>
    </style:style>
    <style:style style:name="T34" style:family="text">
      <style:text-properties style:font-name-asian="Courier" style:font-name-complex="Courier"/>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normal" style:font-size-asian="12pt" style:language-asian="zh" style:country-asian="CN" style:font-style-asian="normal" style:font-size-complex="12pt" style:font-style-complex="normal"/>
    </style:style>
    <style:style style:name="T38" style:family="text">
      <style:text-properties fo:font-size="12pt" fo:font-style="normal" style:font-size-asian="12pt" style:font-style-asian="normal" style:font-size-complex="12pt" style:font-style-complex="normal"/>
    </style:style>
    <style:style style:name="T39" style:family="text">
      <style:text-properties style:font-style-asian="normal"/>
    </style:style>
    <style:style style:name="T40" style:family="text">
      <style:text-properties style:font-weight-asian="normal"/>
    </style:style>
    <style:style style:name="T41" style:family="text">
      <style:text-properties style:font-style-complex="normal"/>
    </style:style>
    <style:style style:name="T42"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3752in" text:min-label-width="0.25in"/>
      </text:list-level-style-number>
      <text:list-level-style-number text:level="2" text:style-name="Numbering_20_Symbols" style:num-suffix="." style:num-format="1">
        <style:list-level-properties text:space-before="0.8752in" text:min-label-width="0.25in"/>
      </text:list-level-style-number>
      <text:list-level-style-number text:level="3" text:style-name="Numbering_20_Symbols" style:num-suffix="." style:num-format="1">
        <style:list-level-properties text:space-before="1.3752in" text:min-label-width="0.25in"/>
      </text:list-level-style-number>
      <text:list-level-style-number text:level="4" text:style-name="Numbering_20_Symbols" style:num-suffix="." style:num-format="1">
        <style:list-level-properties text:space-before="1.8752in" text:min-label-width="0.25in"/>
      </text:list-level-style-number>
      <text:list-level-style-number text:level="5" text:style-name="Numbering_20_Symbols" style:num-suffix="." style:num-format="1">
        <style:list-level-properties text:space-before="2.3752in" text:min-label-width="0.25in"/>
      </text:list-level-style-number>
      <text:list-level-style-number text:level="6" text:style-name="Numbering_20_Symbols" style:num-suffix="." style:num-format="1">
        <style:list-level-properties text:space-before="2.8752in" text:min-label-width="0.25in"/>
      </text:list-level-style-number>
      <text:list-level-style-number text:level="7" text:style-name="Numbering_20_Symbols" style:num-suffix="." style:num-format="1">
        <style:list-level-properties text:space-before="3.3752in" text:min-label-width="0.25in"/>
      </text:list-level-style-number>
      <text:list-level-style-number text:level="8" text:style-name="Numbering_20_Symbols" style:num-suffix="." style:num-format="1">
        <style:list-level-properties text:space-before="3.8752in" text:min-label-width="0.25in"/>
      </text:list-level-style-number>
      <text:list-level-style-number text:level="9" text:style-name="Numbering_20_Symbols" style:num-suffix="." style:num-format="1">
        <style:list-level-properties text:space-before="4.3752in" text:min-label-width="0.25in"/>
      </text:list-level-style-number>
      <text:list-level-style-number text:level="10" text:style-name="Numbering_20_Symbols" style:num-suffix="." style:num-format="1">
        <style:list-level-properties text:space-before="4.8752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xCAT 2 on AIX</text:p>
      <text:p text:style-name="P14">Updating AIX cluster nodes</text:p>
      <text:p text:style-name="P32">Date: 10/20/2009</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1"><text:a xlink:type="simple" xlink:href="#1.Overview|outline">1.0 Overview<text:tab/>1</text:a></text:p>
          <text:p text:style-name="P61"><text:a xlink:type="simple" xlink:href="#2.  Updating diskfull nodes|outline">2.0 <text:s text:c="2"/>Updating diskfull nodes<text:tab/>1</text:a></text:p>
          <text:p text:style-name="P63"><text:a xlink:type="simple" xlink:href="#2.1.1.Using the nimnodecust command|outline">2.1.1 Using the nimnodecust command<text:tab/>1</text:a></text:p>
          <text:p text:style-name="P63"><text:a xlink:type="simple" xlink:href="#2.1.2.Using the xdsh method|outline">2.1.2 Using the xdsh method<text:tab/>2</text:a></text:p>
          <text:p text:style-name="P61"><text:a xlink:type="simple" xlink:href="#3.Using the rolling update support |outline">3.0 Using the rolling update support <text:tab/>2</text:a></text:p>
          <text:p text:style-name="P61"><text:a xlink:type="simple" xlink:href="#4.Updating AIX diskless nodes|outline">4.0 Updating AIX diskless nodes<text:tab/>3</text:a></text:p>
          <text:p text:style-name="P62"><text:a xlink:type="simple" xlink:href="#4.1.Create a new image|outline">4.1 Create a new image<text:tab/>4</text:a></text:p>
          <text:p text:style-name="P63"><text:a xlink:type="simple" xlink:href="#4.1.1.Create a new image from different source|outline">4.1.1 Create a new image from different source<text:tab/>4</text:a></text:p>
          <text:p text:style-name="P63"><text:a xlink:type="simple" xlink:href="#4.1.2.Copy an existing image|outline">4.1.2 Copy an existing image<text:tab/>4</text:a></text:p>
          <text:p text:style-name="P62"><text:a xlink:type="simple" xlink:href="#4.2.Update the image (optional)|outline">4.2 Update the image (optional)<text:tab/>5</text:a></text:p>
          <text:p text:style-name="P63"><text:a xlink:type="simple" xlink:href="#4.2.1.Install additonal software|outline">4.2.1 Install additonal software<text:tab/>5</text:a></text:p>
          <text:p text:style-name="P63"><text:a xlink:type="simple" xlink:href="#4.2.2.Add or modify files in a SPOT|outline">4.2.2 Add or modify files in a SPOT<text:tab/>7</text:a></text:p>
          <text:p text:style-name="P62"><text:a xlink:type="simple" xlink:href="#4.3.Verify the new image (optional)|outline">4.3 Verify the new image (optional)<text:tab/>8</text:a></text:p>
          <text:p text:style-name="P62"><text:a xlink:type="simple" xlink:href="#4.4.Re-initialize the NIM diskless nodes|outline">4.4 Re-initialize the NIM diskless nodes<text:tab/>9</text:a></text:p>
          <text:p text:style-name="P62"><text:a xlink:type="simple" xlink:href="#4.5.Verify node readiness (optional)|outline">4.5 Verify node readiness (optional)<text:tab/>10</text:a></text:p>
          <text:p text:style-name="P62"><text:a xlink:type="simple" xlink:href="#4.6.Initiate a network boot|outline">4.6 Initiate a network boot<text:tab/>10</text:a></text:p>
          <text:p text:style-name="P61"><text:a xlink:type="simple" xlink:href="#5.Using the updatenode command|outline">5.0 Using the updatenode command<text:tab/>11</text:a></text:p>
          <text:p text:style-name="P61"><text:a xlink:type="simple" xlink:href="#6. Getting software and firmware levels|outline">6.0 <text:s/>Getting software and firmware levels<text:tab/>11</text:a></text:p>
          <text:p text:style-name="P62"><text:a xlink:type="simple" xlink:href="#6.1.Using the sinv command|outline">6.1 Using the sinv command<text:tab/>11</text:a></text:p>
        </text:index-body>
      </text:table-of-content>
      <text:p text:style-name="P1"/>
      <text:h text:style-name="Heading_20_1" text:outline-level="1">Overview</text:h>
      <text:p text:style-name="P4"/>
      <text:p text:style-name="P13">There are various techniques that can be used to update the nodes of an xCAT cluster. <text:s text:c="2"/>This document describes some of the basic support that is provided for AIX nodes.</text:p>
      <text:h text:style-name="Heading_20_1" text:outline-level="1"><text:s text:c="2"/>Updating diskfull nodes</text:h>
      <text:h text:style-name="Heading_20_3" text:outline-level="3">Using the nimnodecust command</text:h>
      <text:p text:style-name="Standard"/>
      <text:p text:style-name="Standard">The xCAT <text:span text:style-name="T2">nimnodecust</text:span> command can be used to customize AIX/NIM standalone machines. <text:s/>This command uses underlying NIM support to perform the remote customization of AIX diskfull (standalone) nodes. <text:s/></text:p>
      <text:p text:style-name="Standard"/>
      <text:p text:style-name="Standard">The software packages and/or updates that you wish to install on the nodes must be copied to the appropriate directory locations in the NIM lpp_source resource that you are using for the nodes you wish to update. <text:s/></text:p>
      <text:p text:style-name="Standard"/>
      <text:p text:style-name="Text_20_body"><text:soft-page-break/>The easiest way to do this is to use the “nim -o update” command. For example, assume all the required software has been copied and unwrapped in the /tmp/images directory. <text:s/></text:p>
      <text:p text:style-name="Text_20_body">To add all the packages to the <text:s/>lpp_source resource named “<text:span text:style-name="T10">610SNimage_lpp_source” </text:span><text:s/>you could run the following command:</text:p>
      <text:p text:style-name="Text_20_body"><text:tab/><text:span text:style-name="T9">nim -o update -a packages=all -a source=/tmp/images <text:s/>610SNimage_lpp_source</text:span></text:p>
      <text:p text:style-name="P2">The NIM command will find the correct directories and update the lpp_source resource.</text:p>
      <text:p text:style-name="P2"/>
      <text:p text:style-name="P2">When using the <text:span text:style-name="T2">nimnodecust</text:span> command the packages you wish to install on the nodes may be specified with either a comma-separated list of package names or by a comma-separated list of installp_bundle names.</text:p>
      <text:p text:style-name="P2"/>
      <text:p text:style-name="P2">For example, To install the installp package "openssh.base.server" on an xCAT node named "node01" assuming the software has been copied to the “<text:span text:style-name="T11">610SNimage_lpp_source</text:span><text:span text:style-name="T10">” </text:span><text:span text:style-name="T32">lpp_source resource you could run the following command.</text:span> </text:p>
      <text:p text:style-name="P2"/>
      <text:p text:style-name="P2"><text:s text:c="15"/><text:span text:style-name="T6">nimnodecust -s <text:s/></text:span><text:span text:style-name="T9">610SNimage_lpp_source </text:span><text:span text:style-name="T6">-p openssh.base.server node01</text:span></text:p>
      <text:p text:style-name="Standard"/>
      <text:p text:style-name="Standard">For more details on using the <text:span text:style-name="T2">nimnodecust</text:span> command see the corresponding man page.</text:p>
      <text:h text:style-name="Heading_20_3" text:outline-level="3">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text:span> or <text:span text:style-name="T2">rpm</text:span> command.</text:p>
      <text:p text:style-name="P6"/>
      <text:p text:style-name="P6">For example: </text:p>
      <text:p text:style-name="P6">To mount a directory you could run something like-</text:p>
      <text:p text:style-name="P6"/>
      <text:p text:style-name="P6"><text:tab/><text:span text:style-name="T6">xdsh &lt;nodename&gt; <text:s/>"mount &lt;servername&gt;:/my-inst-images /mnt”</text:span></text:p>
      <text:p text:style-name="P42"/>
      <text:p text:style-name="P7">To install an <text:span text:style-name="T2">installp</text:span> fileset-</text:p>
      <text:p text:style-name="P42"/>
      <text:p text:style-name="P6"><text:span text:style-name="T5"><text:tab/></text:span><text:span text:style-name="T6">xdsh &lt;nodename&gt; <text:s/>"installp –agQX -d /mnt &lt;fileset name&gt;”</text:span></text:p>
      <text:p text:style-name="P42"/>
      <text:p text:style-name="P7">To unmount the directory-</text:p>
      <text:p text:style-name="P42"/>
      <text:p text:style-name="P6"><text:span text:style-name="T5"><text:tab/></text:span><text:span text:style-name="T6">xdsh &lt;nodename&gt; <text:s/>"umount /mnt”</text:span></text:p>
      <text:h text:style-name="Heading_20_1" text:outline-level="1">Using the rolling update support </text:h>
      <text:p text:style-name="P5"/>
      <text:p text:style-name="P10"><text:soft-page-break/>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10"/>
      <text:p text:style-name="P10">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10"/>
      <text:p text:style-name="P10">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10"/>
      <text:p text:style-name="P10">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10"/>
      <text:p text:style-name="P10">See the <text:span text:style-name="T2">rollupdate</text:span> man page for usage details.</text:p>
      <text:h text:style-name="P37" text:outline-level="1">Updating AIX diskless nodes</text:h>
      <text:p text:style-name="P17">This section describes how AIX diskless nodes can be updated using xCAT and AIX/NIM commands. <text:span text:style-name="T35">It covers both the switching of the node to a completely different image or updated the current image. <text:s/>It is not meant to be an exhaustive presentation of all options that are available to xCAT/AIX system administrators.</text:span></text:p>
      <text:p text:style-name="P3">To update an AIX diskless node with new or additional software you must modify the NIM SPOT resource (operating system image) that the node is using and then reboot the node with the new SPOT. <text:s/>You cannot install software on a running diskless node directly.</text:p>
      <text:p text:style-name="P3"/>
      <text:p text:style-name="P3">Since you cannot modify a SPOT while a node is using it, you have basically two options. <text:s/>You can either stop all the nodes and then update the existing OS image, or, you can create a new updated image to use to boot the nodes.</text:p>
      <text:p text:style-name="P3"/>
      <text:p text:style-name="P3">Stopping the nodes to do the updates means the nodes will be unusable for some period of time and there will be no easy way to return to the previous image if necessary. <text:s/><text:span text:style-name="T15">For these reasons the procedure described in this “How-To” will focus on creating a new image and rebooting the nodes with that image. <text:s/>The new image </text:span><text:soft-page-break/><text:span text:style-name="T15">could be a completely new operating system image or it could be a copy of the the existing image that you can update as needed.</text:span></text:p>
      <text:h text:style-name="P38" text:outline-level="2">Create a new image</text:h>
      <text:h text:style-name="P40" text:outline-level="3">Create a new image from different source</text:h>
      <text:p text:style-name="P17">In this case we create a new xCAT <text:span text:style-name="T5">osimage</text:span> definition with a new set of resources by running the xCAT <text:span text:style-name="T2">mknimimage</text:span> command with the source for the new resources. <text:s text:c="2"/>This is the same way you created the original xCAT <text:span text:style-name="T5">osimage</text:span> definition for the node. </text:p>
      <text:p text:style-name="P17">When you run the command you must provide a source for the installable images. <text:s/>This can be the location of the source code or the name of another NIM <text:span text:style-name="T5">lpp_source</text:span> resource. <text:s/>You must also provide a name for the image you wish to create. <text:s/>This name will be used for the NIM SPOT resource definition as well as the xCAT <text:span text:style-name="T5">osimage</text:span> definition.</text:p>
      <text:p text:style-name="P17">By default the NIM resources will be created in a subdirectory of <text:span text:style-name="T4">/install/nim</text:span><text:span text:style-name="T15">.</text:span> <text:s/>You can use the “-l” option to specify a different location.</text:p>
      <text:p text:style-name="P17">For example, to create a diskless image called “<text:span text:style-name="T5">61dskls</text:span>” using the AIX installation images in the <text:span text:style-name="T36">/my-install-images </text:span><text:span text:style-name="T38">directory</text:span><text:span text:style-name="T36"> </text:span>as the source you could issue the following command.</text:p>
      <text:p text:style-name="P17"><text:tab/><text:span text:style-name="T36">mknimimage -t diskless -s /my-install-images 61dskls</text:span></text:p>
      <text:list text:style-name="L1">
        <text:list-header>
          <text:p text:style-name="P51">(This operation could take a while to complete!) </text:p>
        </text:list-header>
      </text:list>
      <text:list text:style-name="WW8Num18">
        <text:list-item>
          <text:list>
            <text:list-header>
              <text:p text:style-name="P55">The command will create new NIM lpp_source and SPOT resources. <text:s/>It will also create dump, paging, and root resources if needed. <text:s text:c="2"/>A new xCAT <text:span text:style-name="T5">osimage</text:span> definition will also be created, (called “<text:span text:style-name="T5">61dskls”), </text:span><text:span text:style-name="T15">which will contain the names of these resources. <text:s text:c="2"/></text:span></text:p>
              <text:p text:style-name="P55"><text:span text:style-name="T15">You could also use the name of an existing NIM lpp_source resource as the source of a new </text:span><text:span text:style-name="T5">osimage</text:span><text:span text:style-name="T15"> definition. <text:s/>For example, you could use a resource created for a previous </text:span><text:span text:style-name="T5">osimage</text:span><text:span text:style-name="T15"> called <text:s/></text:span><text:span text:style-name="T5">61dskls_lpp </text:span><text:span text:style-name="T15">to create a whole new </text:span><text:span text:style-name="T5">osimage</text:span><text:span text:style-name="T15"> called </text:span><text:span text:style-name="T5">61dskls_updt </text:span><text:span text:style-name="T15">as follows.</text:span></text:p>
            </text:list-header>
          </text:list>
        </text:list-item>
      </text:list>
      <text:p text:style-name="P33"><text:span text:style-name="T15"><text:tab/><text:tab/><text:tab/><text:tab/> <text:s/></text:span><text:span text:style-name="T5">mknimimage -t diskless -s 61dskls_lpp 61dskls_updt</text:span></text:p>
      <text:p text:style-name="P17"><text:span text:style-name="T15">The </text:span><text:span text:style-name="T16">mknimimage </text:span><text:span text:style-name="T15">command will display the contents of the new xCAT </text:span><text:span text:style-name="T5">osimage</text:span><text:span text:style-name="T15"> definition when it completes.</text:span></text:p>
      <text:p text:style-name="P8">This new image can now be updated and used to boot the node.</text:p>
      <text:h text:style-name="P41" text:outline-level="3">Copy an existing image</text:h>
      <text:p text:style-name="P3">You can use the <text:span text:style-name="T2">mknimimage</text:span> command to create a copy of an image. <text:s/>For example, if the name of the currently running image is <text:span text:style-name="T5">61dskls </text:span><text:span text:style-name="T15">and you want make a copy of it to update, you could run the following command.</text:span></text:p>
      <text:p text:style-name="P3"/>
      <text:p text:style-name="P3"><text:tab/><text:span text:style-name="T5">mknimimage -t diskless -i 61dskls 61dskls_updt</text:span></text:p>
      <text:p text:style-name="P3"/>
      <text:p text:style-name="P11"><text:soft-page-break/><text:span text:style-name="T15">If an "-i " value is provided then all the resources from the xCAT </text:span><text:span text:style-name="T5">osimage</text:span><text:span text:style-name="T15"> definition (</text:span><text:span text:style-name="T5">61dskls</text:span><text:span text:style-name="T15">) will be used in the new </text:span><text:span text:style-name="T5">osimage</text:span><text:span text:style-name="T15"> definition </text:span><text:span text:style-name="T17">except</text:span><text:span text:style-name="T15"> the SPOT resource. <text:s/>The new SPOT resource will be copied from the one specified in the original definition and renamed using the new </text:span><text:span text:style-name="T5">osimage</text:span><text:span text:style-name="T15"> name provided (</text:span><text:span text:style-name="T20">61dskls_updt)</text:span><text:span text:style-name="T15">. </text:span><text:span text:style-name="T23">A new xCAT </text:span><text:span text:style-name="T20">osimage</text:span><text:span text:style-name="T23"> definition will also be created, called “</text:span><text:span text:style-name="T20">61dskls_updt”, </text:span><text:span text:style-name="T23">which will contain the names of these resources.</text:span></text:p>
      <text:p text:style-name="P12"/>
      <text:p text:style-name="P8">This new image can now be updated and used to boot the node.</text:p>
      <text:h text:style-name="P39" text:outline-level="2">Update the image (optional)</text:h>
      <text:p text:style-name="Standard"/>
      <text:p text:style-name="Standard">Updating a diskless node with fixes or additional software involves updating the SPOT that is being used to boot the node.</text:p>
      <text:p text:style-name="Standard"/>
      <text:p text:style-name="P16">There are two basic types of updates you can make to a SPOT:</text:p>
      <text:list text:style-name="L2">
        <text:list-item>
          <text:p text:style-name="P53">Install (or update) additional <text:span text:style-name="T2">installp </text:span>file sets or <text:span text:style-name="T2">rpm</text:span> packages.</text:p>
        </text:list-item>
        <text:list-item>
          <text:p text:style-name="P53">Add or modify specific files, (such as /etc/inittab).</text:p>
        </text:list-item>
      </text:list>
      <text:p text:style-name="P9"/>
      <text:p text:style-name="P9">These two processes can be done manually or by using the <text:span text:style-name="T2">mknimimage</text:span> command with the “-u” option.</text:p>
      <text:p text:style-name="P9"/>
      <text:p text:style-name="P58"><text:span text:style-name="T2">Note: </text:span><text:span text:style-name="T13">You should not attempt to update a SPOT resource that is currently allocated to a node.</text:span><text:span text:style-name="T32"> <text:s/>If you need to update an allocated SPOT either you can shut down the nodes and deallocate the SPOT resource first or you can make a copy of the SPOT and update that. <text:s/></text:span><text:span text:style-name="T33">To check to see if the SPOT is allocated you could run the following command.</text:span></text:p>
      <text:p text:style-name="P58"><text:span text:style-name="T33"><text:tab/></text:span><text:span text:style-name="T8">lsnim -l &lt;spot name&gt;</text:span></text:p>
      <text:p text:style-name="P58"><text:span text:style-name="T7"/></text:p>
      <text:p text:style-name="P58"><text:span text:style-name="T32">To shut down the nodes you can use </text:span><text:span text:style-name="T2">xdsh</text:span><text:span text:style-name="T32"> to run “shutdown -F &amp;” on the nodes. <text:s/>You can use the xCAT </text:span><text:span text:style-name="T2">rmdsklsnode</text:span><text:span text:style-name="T32"> command to deallocate the nodes resources and remove the node from the NIM database. <text:s/>This command will not remove the node from the xCAT database.</text:span></text:p>
      <text:h text:style-name="Heading_20_3" text:outline-level="3">Install additonal software</text:h>
      <text:p text:style-name="P34">You can use the xCAT “<text:span text:style-name="T2">mknimimage -u</text:span>” <text:span text:style-name="T2"><text:s/></text:span>command to install both <text:span text:style-name="T2">installp</text:span> file sets and <text:span text:style-name="T2">rpm</text:span> packages in a SPOT resource. <text:s/></text:p>
      <text:p text:style-name="P34">Before running the <text:span text:style-name="T2">mknimimage </text:span>command you must add the new filesets and/or RPMs to the <text:span text:style-name="T5">lpp_source </text:span><text:s/>resource used to create the SPOT. <text:s/>If we assume the <text:span text:style-name="T5">lpp_source</text:span> location for <text:span text:style-name="T5">61dskls</text:span> is <text:span text:style-name="T5">/install/nim/lpp_source/61dskls_lpp</text:span><text:span text:style-name="T15">_source</text:span><text:span text:style-name="T5"> . <text:s/></text:span><text:span text:style-name="T15">The </text:span><text:span text:style-name="T16">installp</text:span><text:span text:style-name="T5"> </text:span><text:span text:style-name="T15">packages would go in:</text:span><text:span text:style-name="T5"> /install/nim/lpp_source/61dskls_lpp</text:span><text:span text:style-name="T15">_source</text:span><text:span text:style-name="T5">/installp/ppc </text:span><text:span text:style-name="T15">and the RPM packages would go in: </text:span><text:span text:style-name="T5">/install/nim/lpp_source/61dskls_lpp</text:span><text:span text:style-name="T15">_source</text:span><text:span text:style-name="T5">/RPMS/ppc.</text:span></text:p>
      <text:p text:style-name="P19">The easiest way to copy the software to the correct locations is to use the “<text:span text:style-name="T2">nim -o update</text:span> ..” command. <text:s/>Just <text:s/>provide the directory that contains your software and the NIM lpp_source resource name. <text:s/>(ie. “61dskls_lpp_source”).</text:p>
      <text:p text:style-name="P35"><text:soft-page-break/>If your new packages are in /tmp/myimages then you could run:</text:p>
      <text:p text:style-name="P34"><text:span text:style-name="T5"><text:tab/></text:span><text:span text:style-name="T6">nim -o update -a packages=all -a source=/tmp/myimages <text:tab/><text:tab/><text:tab/><text:tab/><text:tab/>61dskls_lpp_source</text:span><text:span text:style-name="T5"><text:tab/></text:span></text:p>
      <text:p text:style-name="P59">Note: <text:s/>If you do not use this command to update the lpp_source then make sure you update the .toc file by running “inutoc .”.</text:p>
      <text:p text:style-name="P35">Once the lpp_source has been updated you can use the <text:span text:style-name="T2">mknimimage</text:span> command to install the updates in the SPOT resource for this xCAT osimage.</text:p>
      <text:p text:style-name="P35">There are two ways to use the update feature. <text:s/>You can <text:s/>update the xCAT osimage definition and run the <text:span text:style-name="T2">mknimimage</text:span> command with <text:span text:style-name="T12">no</text:span> "installp_bundle", "otherpkgs", or "synclists" command line values OR you could do a more ad hoc update by providing one or more of the "installp_bundle", "otherpkgs", or "synclists" values on the command line.</text:p>
      <text:p text:style-name="P35">If you do not provide any "installp_bundle", "otherpkgs", or "synclists" command line values then the information for updating the SPOT will come from the osimage definition <text:span text:style-name="T12">only</text:span>. <text:s/>This has the advantage of keeping a record of any changes that were made to the SPOT. <text:s/>To update the osimage definition you can use the <text:span text:style-name="T2">chdef</text:span> command to set the "installp_bundle", "otherpkgs", or "synclists" attribute values. <text:s/>Use this approach if you want the update information to be saved and used the next time you need to run <text:span text:style-name="T2">mkdsklsnode</text:span> with this image.</text:p>
      <text:p text:style-name="P35">The "installp_bundle" value can be a comma separated list of (previously define) NIM installp_bundle resource names. <text:s/>The "otherpkgs" value can be a comma separated list of <text:span text:style-name="T2">installp</text:span> filesets and/or <text:span text:style-name="T2">rpm</text:span> package names. <text:s/>The rpm names must be preceded by “R:”, (ex. <text:s/>R:foo.rpm ). <text:s text:c="2"/>The "synclists" value is described below.</text:p>
      <text:p text:style-name="P35">For example, <text:s/>to add these values to an xCAT osimage called “my61dskls” you could run a command similar to the following:</text:p>
      <text:p text:style-name="P35"><text:tab/><text:span text:style-name="T6">chdef -t osimage -o my61dskls <text:s/>installp_bundle=”mybndlres1,mybndlres2” <text:s/>otherpkgs=”openssh.base,R:popt-1.7-2.aix5.1.ppc.rpm” </text:span></text:p>
      <text:p text:style-name="P35">Once the osimage definition is updated you can use the mknimimage command to apply those updates to the SPOT associated with that osimage.</text:p>
      <text:p text:style-name="P35"><text:tab/><text:span text:style-name="T6">mknimimage -u <text:s/>my61dskls</text:span></text:p>
      <text:p text:style-name="P35">If you do provide one or more of the "installp_bundle", "otherpkgs", or "synclists" values on the command line then the <text:span text:style-name="T2">mknimimage</text:span> command will use those values only. The xCAT osimage definition will not be used or updated in this case.</text:p>
      <text:p text:style-name="P35">In this case you would run the <text:span text:style-name="T2">mknimimage</text:span> command similar to the following.</text:p>
      <text:p text:style-name="P35"><text:tab/><text:span text:style-name="T6">mknimimage -u <text:s/>my61dskls installp_bundle=”mybndlres1,mybndlres2” otherpkgs=”openssh.base,R:popt-1.7-2.aix5.1.ppc.rpm” </text:span></text:p>
      <text:p text:style-name="Text_20_body">The difference here is that the information the osimage definition is not used and this information is not saved.</text:p>
      <text:p text:style-name="P15">Any additional software that is needed can be installed in a similar manner.</text:p>
      <text:p text:style-name="P29"><text:soft-page-break/><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52">You can also specify <text:span text:style-name="T2">installp</text:span> flags on the <text:span text:style-name="T2">mknimimage</text:span> command line by setting the “installp_flags” attribute to the value you want to be used. <text:s/>The default flags, if not specified, are "agQX".</text:p>
      <text:p text:style-name="P52">For example, to specify different flags you could run the command as follows.</text:p>
      <text:p text:style-name="P52"><text:tab/><text:span text:style-name="T6">mknimimage -u <text:s/>my61dskls <text:s/>installp_flags=”agcQX”</text:span></text:p>
      <text:h text:style-name="Heading_20_3" text:outline-level="3">Add or modify files in a SPOT</text:h>
      <text:p text:style-name="P15">You can <text:s/><text:span text:style-name="T12">update files</text:span> in the SPOT manually or by using the xCAT <text:span text:style-name="T2">mknimimage</text:span> command. <text:s/></text:p>
      <text:h text:style-name="Heading_20_4" text:outline-level="4">To update manually</text:h>
      <text:p text:style-name="P15">The root file system for a diskless node will be created by copying the “<text:span text:style-name="T5">inst_root”</text:span> directory contained in the SPOT. <text:s/>In the SPOT we created for this example the “<text:span text:style-name="T5">inst_root</text:span>” directory would be:</text:p>
      <text:p text:style-name="P15"><text:tab/><text:span text:style-name="T9">/install/nim/spot/61dskls/usr/lpp/bos/inst_root/</text:span></text:p>
      <text:p text:style-name="P15">If you need to update the <text:span text:style-name="T5">/etc/inittab</text:span> file in the SPOT that will be used on the diskless nodes you could edit:</text:p>
      <text:p text:style-name="P20"><text:tab/><text:span text:style-name="T2">/install/nim/spot/61dskls/usr/lpp/bos/inst_root/etc/inittab</text:span></text:p>
      <text:p text:style-name="P36">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20">nim/spot/</text:span><text:span text:style-name="T5">61cosi/usr/lpp/bos/inst_root/opt/foo/myscript </text:span>and then add an entry to<text:span text:style-name="T5"> /etc/inittab </text:span>so that it would be run when the node boots.</text:p>
      <text:p text:style-name="P21">All the diskless nodes that are booted using this SPOT will get a copy of <text:span text:style-name="T5">inst_root</text:span> as the initial root directory.</text:p>
      <text:h text:style-name="Heading_20_4" text:outline-level="4">To update using mknimimage</text:h>
      <text:p text:style-name="Standard">XCAT supports the concept of a <text:span text:style-name="T5">synclists</text:span> file. <text:s/>This is a file that can be used to specify what configuration files need to be updated (synchronized). <text:s text:c="2"/>In the <text:span text:style-name="T5">synclists</text:span> file, each line is an entry which describes the location of the source files and the destination location for the files. <text:s text:c="2"/></text:p>
      <text:p text:style-name="Standard"/>
      <text:p text:style-name="Text_20_body">To use the <text:span text:style-name="T2">mknimimage</text:span> command to update files in the SPOT you must create a <text:span text:style-name="T5">synclists</text:span> file and pass the full path name to the command. <text:s/>One advantage of using the <text:span text:style-name="T5">synclists</text:span> file is that you have a record of what was done for a particular <text:span text:style-name="T5">osimage</text:span> and the update can be repeated easily if needed.</text:p>
      <text:p text:style-name="Text_20_body">The basic entry format looks like following:</text:p>
      <text:p text:style-name="Text_20_body"><text:s text:c="12"/>path_of_src_file1 <text:s/>-&gt; path_of_dst_file1</text:p>
      <text:p text:style-name="Text_20_body"><text:soft-page-break/><text:s text:c="12"/>path_of_src_file1 <text:s/>path_of_src_file2 ... -&gt; path_of_dst_directory</text:p>
      <text:p text:style-name="Text_20_body">The path_of_src_file* should be the full path of the source file on the Management Node. <text:s/>The path_of_dst_file* should be the full path of the destination file on target node. The path_of_dst_directory should be the full path of the destination directory.</text:p>
      <text:p text:style-name="Text_20_body">The following formats are supported:</text:p>
      <text:p text:style-name="Text_20_body">(1) sync file /etc/file1 to the file /etc/file1 on the node with the same file name. Note with one file, full path to file must be provide.</text:p>
      <text:p text:style-name="Text_20_body">/etc/file1 -&gt; /etc/file1</text:p>
      <text:p text:style-name="Text_20_body">(2) sync file /etc/file2 to the file /etc/file3 on the node (with different file name)</text:p>
      <text:p text:style-name="Text_20_body"><text:s/><text:span text:style-name="T5">/etc/file2 -&gt; /etc/file3</text:span></text:p>
      <text:p text:style-name="Text_20_body">(3) sync file /etc/file2 to the file /etc/tmp/file3 on the node with different file name, different directory) If the directory does not exist, it will be created.</text:p>
      <text:p text:style-name="Text_20_body">/etc/file2 -&gt; /etc/tmp/file3</text:p>
      <text:p text:style-name="Text_20_body">(4) sync the multiple files /etc/file1, /etc/file2, /etc/file3, ... to the directory /tmp/etc (/tmp/etc must be a directory when multiple files are sync'd at one time). <text:s/>If the directory does not exist, xdcp will create it.</text:p>
      <text:p text:style-name="Text_20_body">/etc/file1 /etc/file2 /etc/file3 -&gt; /tmp/etc</text:p>
      <text:p text:style-name="Text_20_body"/>
      <text:p text:style-name="Text_20_body">Once the <text:span text:style-name="T5">synclists</text:span> file is create you can either add it to the xCAT <text:span text:style-name="T5">osimage</text:span> definition or specify it on the <text:span text:style-name="T2">mknimimage</text:span> command line.</text:p>
      <text:p text:style-name="Text_20_body">To add it to an osimage definition you could run a command similar to:</text:p>
      <text:p text:style-name="Text_20_body"><text:tab/><text:span text:style-name="T6">chdef -t osimage -o 61dskls synclists=”/full-path/mysyncfile”</text:span></text:p>
      <text:p text:style-name="Text_20_body">You could then run mknimimage as follows:</text:p>
      <text:p text:style-name="Text_20_body"><text:tab/><text:span text:style-name="T6">mknimimage -u <text:s/>61dskls</text:span></text:p>
      <text:p text:style-name="Text_20_body"><text:tab/>(Do not specify <text:span text:style-name="T23">"installp_bundle", "otherpkgs", or "synclists" on the command line.)</text:span></text:p>
      <text:p text:style-name="Text_20_body"><text:span text:style-name="T23">Or, you could do a one time update by specifying the synclists file on the command line as follows:</text:span></text:p>
      <text:p text:style-name="Text_20_body"><text:span text:style-name="T23"><text:tab/></text:span><text:span text:style-name="T21">mknimimage -u <text:s/>61dskls synclists=”/full-path/mysyncfile”</text:span></text:p>
      <text:h text:style-name="P39" text:outline-level="2">Verify the new image (optional)</text:h>
      <text:p text:style-name="P23">To display the xCAT image definition run the xCAT <text:span text:style-name="T2">lsdef</text:span> command.</text:p>
      <text:p text:style-name="P28"><text:tab/><text:span text:style-name="T2">lsdef -t osimage -l -o 61dskls</text:span></text:p>
      <text:p text:style-name="P27">To get details for the NIM resource definitions use the AIX <text:span text:style-name="T2">lsnim</text:span> command. For example, if the name of your SPOT resource is "<text:span text:style-name="T5">61dskls</text:span>" then you could get the details by running: <text:s text:c="2"/></text:p>
      <text:p text:style-name="P27"><text:tab/><text:span text:style-name="T9">lsnim -l 61dskls</text:span></text:p>
      <text:p text:style-name="P27"><text:soft-page-break/>To see the actual contents of a resource use "<text:span text:style-name="T5">nim -o showres &lt;resource name&gt;</text:span>".</text:p>
      <text:p text:style-name="P27">For example, to get a list of the software installed in your SPOT you could run:</text:p>
      <text:p text:style-name="P26"><text:s text:c="8"/><text:tab/><text:span text:style-name="T6">nim -o showres <text:s/>61dskls</text:span></text:p>
      <text:h text:style-name="Heading_20_2" text:outline-level="2"><text:span text:style-name="_20_Char">Re-i</text:span><text:span text:style-name="_20_Char">nitialize the NIM diskless nodes</text:span></text:h>
      <text:p text:style-name="P22"><text:span text:style-name="_20_Char"><text:span text:style-name="T24">You can re-initialize your diskless nodes to boot with the new or updated SPOT by running the </text:span></text:span><text:span text:style-name="_20_Char"><text:span text:style-name="T25">mkdsklsnode</text:span></text:span><text:span text:style-name="_20_Char"><text:span text:style-name="T24"> command. <text:s/></text:span></text:span></text:p>
      <text:p text:style-name="P22"><text:span text:style-name="_20_Char"><text:span text:style-name="T24"/></text:span></text:p>
      <text:p text:style-name="P22"><text:span text:style-name="_20_Char"><text:span text:style-name="T24">There are two basic situations where you would need to re-initialize a NIM diskless machine.</text:span></text:span></text:p>
      <text:list text:style-name="L4">
        <text:list-item>
          <text:p text:style-name="P43"><text:span text:style-name="_20_Char"><text:span text:style-name="T24">When you want to switch a node to a new image.</text:span></text:span></text:p>
        </text:list-item>
        <text:list-item>
          <text:p text:style-name="P43"><text:span text:style-name="_20_Char"><text:span text:style-name="T24">When you want to do the initialization for a new image while the node is still running. <text:s/>(This avoids having the node be down while the initialization step is completing.)</text:span></text:span></text:p>
        </text:list-item>
      </text:list>
      <text:p text:style-name="P22"><text:span text:style-name="_20_Char"><text:span text:style-name="T26"/></text:span></text:p>
      <text:p text:style-name="P22"><text:span text:style-name="_20_Char"><text:span text:style-name="T26">In the first situation you want to switch the nodes to use a new or updated image. <text:s text:c="2"/>If the diskless node is currently running you can use the "-f" (force) option of the </text:span></text:span><text:span text:style-name="_20_Char"><text:span text:style-name="T27">mkdsklsnode</text:span></text:span><text:span text:style-name="_20_Char"><text:span text:style-name="T26"> command. <text:s/>With this option the </text:span></text:span><text:span text:style-name="_20_Char"><text:span text:style-name="T27">mkdsklsnode</text:span></text:span><text:span text:style-name="_20_Char"><text:span text:style-name="T26"> command will stop the running node, deallocate the resources and do the NIM re-initialization with the new image. <text:s/>In this case the node would be unavailable during the initialization as well as the time for the node reboot.</text:span></text:span></text:p>
      <text:p text:style-name="P22"><text:span text:style-name="_20_Char"><text:span text:style-name="T26"/></text:span></text:p>
      <text:p text:style-name="P22"><text:span text:style-name="_20_Char"><text:span text:style-name="T25">Note: </text:span></text:span><text:span text:style-name="_20_Char"><text:span text:style-name="T30"><text:s/>The NIM support for re-initialization take 3-4 minutes and is done sequentially. </text:span></text:span></text:p>
      <text:p text:style-name="P22"><text:span text:style-name="_20_Char"><text:span text:style-name="T26"/></text:span></text:p>
      <text:p text:style-name="P22"><text:span text:style-name="_20_Char"><text:span text:style-name="T26">For example, to switch the node named “</text:span></text:span><text:span text:style-name="_20_Char"><text:span text:style-name="T28">node29</text:span></text:span><text:span text:style-name="_20_Char"><text:span text:style-name="T26">” to a new image named “</text:span></text:span><text:span text:style-name="_20_Char"><text:span text:style-name="T28">611spot</text:span></text:span><text:span text:style-name="_20_Char"><text:span text:style-name="T26">” you could run the following command.</text:span></text:span></text:p>
      <text:p text:style-name="P22"><text:span text:style-name="_20_Char"><text:span text:style-name="T26"/></text:span></text:p>
      <text:p text:style-name="P22"><text:span text:style-name="_20_Char"><text:span text:style-name="T26"><text:tab/></text:span></text:span><text:span text:style-name="_20_Char"><text:span text:style-name="T28">mkdsklsnode -f -i 611spot node29</text:span></text:span></text:p>
      <text:p text:style-name="P22"><text:span text:style-name="_20_Char"><text:span text:style-name="T26"/></text:span></text:p>
      <text:p text:style-name="P22"><text:span text:style-name="_20_Char"><text:span text:style-name="T26">The name of the image (“</text:span></text:span><text:span text:style-name="_20_Char"><text:span text:style-name="T28">611spot</text:span></text:span><text:span text:style-name="_20_Char"><text:span text:style-name="T26">”) is the xCAT </text:span></text:span><text:span text:style-name="_20_Char"><text:span text:style-name="T28">osimage</text:span></text:span><text:span text:style-name="_20_Char"><text:span text:style-name="T26"> name which is also the name of the SPOT resource that was created for this </text:span></text:span><text:span text:style-name="_20_Char"><text:span text:style-name="T28">osimage</text:span></text:span><text:span text:style-name="_20_Char"><text:span text:style-name="T26"> definition.</text:span></text:span></text:p>
      <text:p text:style-name="P22"><text:span text:style-name="_20_Char"><text:span text:style-name="T26"/></text:span></text:p>
      <text:p text:style-name="P22"><text:span text:style-name="_20_Char"><text:span text:style-name="T26">In the second scenario we want to initialize an xCAT diskless node while the node continues running. <text:s text:c="2"/>To do this we need to create an alternate NIM machine definition for the same xCAT cluster node. <text:s/></text:span></text:span></text:p>
      <text:p text:style-name="P22"><text:span text:style-name="_20_Char"><text:span text:style-name="T26"/></text:span></text:p>
      <text:p text:style-name="P22"><text:span text:style-name="_20_Char"><text:span text:style-name="T26">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22"><text:span text:style-name="_20_Char"><text:span text:style-name="T26"/></text:span></text:p>
      <text:p text:style-name="P22"><text:span text:style-name="_20_Char"><text:span text:style-name="T26">For example, to initialize the xCAT node named “</text:span></text:span><text:span text:style-name="_20_Char"><text:span text:style-name="T28">node42</text:span></text:span><text:span text:style-name="_20_Char"><text:span text:style-name="T26">” to use the xCAT </text:span></text:span><text:span text:style-name="_20_Char"><text:span text:style-name="T28">osimage</text:span></text:span><text:span text:style-name="_20_Char"><text:span text:style-name="T26"> named “</text:span></text:span><text:span text:style-name="_20_Char"><text:span text:style-name="T28">61dskls</text:span></text:span><text:span text:style-name="_20_Char"><text:span text:style-name="T26">” you could run the following command. </text:span></text:span></text:p>
      <text:p text:style-name="P22"><text:span text:style-name="_20_Char"><text:span text:style-name="T26"/></text:span></text:p>
      <text:p text:style-name="P22"><text:soft-page-break/><text:span text:style-name="_20_Char"><text:span text:style-name="T26"><text:tab/></text:span></text:span><text:span text:style-name="_20_Char"><text:span text:style-name="T29">mkdsklsnode -n -i 61dskls node42</text:span></text:span></text:p>
      <text:p text:style-name="P22"><text:span text:style-name="_20_Char"><text:span text:style-name="T26"/></text:span></text:p>
      <text:p text:style-name="P22"><text:span text:style-name="_20_Char"><text:span text:style-name="T26">The naming convention for the new NIM machine name is <text:s/>"&lt;xcat_node_name&gt;_&lt;image_name&gt;", (Ex."</text:span></text:span><text:span text:style-name="_20_Char"><text:span text:style-name="T28">node42_61dskls</text:span></text:span><text:span text:style-name="_20_Char"><text:span text:style-name="T26">"). <text:s text:c="2"/>You could continue to create alternate machine definitions for each new image you wish to use for the node. <text:s text:c="2"/>The last NIM machine name that is initialized will determine what the node will use for the next boot. </text:span></text:span></text:p>
      <text:p text:style-name="P22"><text:span text:style-name="_20_Char"><text:span text:style-name="T26"><text:s/></text:span></text:span></text:p>
      <text:p text:style-name="P31"><text:span text:style-name="_20_Char"><text:span text:style-name="T27">Debug tip</text:span></text:span><text:span text:style-name="_20_Char"><text:span text:style-name="T26">: <text:s/>If you have forgotten which machine name you last initialized with NIM, and want to verify which image will actually be loaded on the next boot, NIM creates a /tftpboot/&lt;</text:span></text:span><text:span text:style-name="_20_Char"><text:span text:style-name="T28">hostname</text:span></text:span><text:span text:style-name="_20_Char"><text:span text:style-name="T26">&gt;.info file that contains mount </text:span></text:span><text:span text:style-name="_20_Char"><text:span text:style-name="T26">information for the SPOT and other resources. <text:s/>You can check what will be mounted for the next boot of the node.</text:span></text:span></text:p>
      <text:p text:style-name="P22"><text:span text:style-name="_20_Char"><text:span text:style-name="T26"/></text:span></text:p>
      <text:p text:style-name="P22"><text:span text:style-name="_20_Char"><text:span text:style-name="T26">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7">mkdsklsnode </text:span></text:span><text:span text:style-name="_20_Char"><text:span text:style-name="T26">command for the same node without the “-n” option. <text:s text:c="2"/>For example, in the previous example you got a NIM machine definition called “node42_61dskls”. <text:s text:c="2"/>If you wish to switch back to a NIM machine name of <text:s/>“node42” for the next update you could run </text:span></text:span><text:span text:style-name="_20_Char"><text:span text:style-name="T27">mkdsklsnode</text:span></text:span><text:span text:style-name="_20_Char"><text:span text:style-name="T26"> as follows. <text:s text:c="2"/>(You may need the “-f” (force) option if the “node42” definition already exists. ) </text:span></text:span></text:p>
      <text:p text:style-name="P22"><text:span text:style-name="_20_Char"><text:span text:style-name="T26"/></text:span></text:p>
      <text:p text:style-name="P22"><text:span text:style-name="_20_Char"><text:span text:style-name="T26"><text:tab/></text:span></text:span><text:span text:style-name="_20_Char"><text:span text:style-name="T28">mkdsklsnode -f -i 611dskls node42</text:span></text:span></text:p>
      <text:h text:style-name="P38" text:outline-level="2">Verify node readiness (optional)</text:h>
      <text:p text:style-name="P18">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57">lsnim -l node01</text:p>
      <text:p text:style-name="Standard">In preparation for the network boot the NIM <text:span text:style-name="_20_Char">“dkls_init” operation </text:span>configures bootp/dhcp. <text:s/>At this point you can verify that the /etc/bootptab file for bootp or <text:span text:style-name="T37">/var/lib/dhcp/db/dhcpd.leases</text:span><text:span text:style-name="T37"> file for dhcp </text:span>has an entry for each node you wish to boot. <text:s/>Also, it is recommended that you stop and restart the inetd service to ensure the new <text:span text:style-name="T5">bootp/dhcp</text:span> configuration is loaded:</text:p>
      <text:p text:style-name="P30"><text:span text:style-name="T15"><text:s/></text:span>stopsrc -s inetd</text:p>
      <text:p text:style-name="P30">startsrc -s inetd</text:p>
      <text:h text:style-name="P38" text:outline-level="2">Initiate a network boot</text:h>
      <text:p text:style-name="P24">Initiate a remote network boot request using the xCAT <text:span text:style-name="T2">rnetboot</text:span> command. <text:s/>For example, to initiate a network boot of all nodes in the group “<text:span text:style-name="T5">aixnodes</text:span>” you could issue the following command.</text:p>
      <text:p text:style-name="P47">rnetboot <text:s/>aixnodes</text:p>
      <text:p text:style-name="P25"><text:soft-page-break/><text:span text:style-name="T2">NOTE:</text:span> If you receive timeout errors from the <text:span text:style-name="T2">rnetboot</text:span> command, you may need to increase the default 60-second timeout to a larger value by setting ppctimeout in the site table:</text:p>
      <text:p text:style-name="P48">chdef -t site -o clustersite ppctimeout=180</text:p>
      <text:h text:style-name="Heading_20_1" text:outline-level="1">Using the updatenode command</text:h>
      <text:list text:style-name="L5">
        <text:list-header>
          <text:p text:style-name="P46"><text:span text:style-name="T34">You can use the </text:span><text:span text:style-name="T3">updatenode</text:span><text:span text:style-name="T34"> command on AIX to run customization scripts and to synchronize files on diskfull (standalone) type nodes. <text:s text:c="2"/></text:span></text:p>
          <text:p text:style-name="P45"/>
        </text:list-header>
      </text:list>
      <text:p text:style-name="Text_20_body"><text:span text:style-name="T22">See the </text:span><text:span text:style-name="T19">updatenode</text:span><text:span text:style-name="T22"> man page for details.</text:span></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10-23T13:19:14</dc:date>
    <meta:print-date>2008-06-30T12:21:55</meta:print-date>
    <meta:editing-cycles>414</meta:editing-cycles>
    <meta:editing-duration>P7DT4H28M31S</meta:editing-duration>
    <meta:user-defined meta:name="Info 1"/>
    <meta:user-defined meta:name="Info 2"/>
    <meta:user-defined meta:name="Info 3"/>
    <meta:user-defined meta:name="Info 4"/>
    <meta:document-statistic meta:table-count="0" meta:image-count="0" meta:object-count="0" meta:page-count="11" meta:paragraph-count="188" meta:word-count="3962" meta:character-count="22700"/>
  </office:meta>
</office:document-meta>
</file>